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55.07mm"/>
    </style:style>
    <style:style style:name="co3" style:family="table-column">
      <style:table-column-properties fo:break-before="auto" style:column-width="79.9mm"/>
    </style:style>
    <style:style style:name="co4" style:family="table-column">
      <style:table-column-properties fo:break-before="auto" style:column-width="173.57mm"/>
    </style:style>
    <style:style style:name="co6" style:family="table-column">
      <style:table-column-properties fo:break-before="auto" style:column-width="94.1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12.44mm" fo:break-before="auto" style:use-optimal-row-height="false"/>
    </style:style>
    <style:style style:name="ro5" style:family="table-row">
      <style:table-row-properties style:row-height="16.85mm" fo:break-before="auto" style:use-optimal-row-height="true"/>
    </style:style>
    <style:style style:name="ro6" style:family="table-row">
      <style:table-row-properties style:row-height="22.49mm" fo:break-before="auto" style:use-optimal-row-height="true"/>
    </style:style>
    <style:style style:name="ro7" style:family="table-row">
      <style:table-row-properties style:row-height="20.88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9" style:family="table-row">
      <style:table-row-properties style:row-height="16.92mm" fo:break-before="auto" style:use-optimal-row-height="true"/>
    </style:style>
    <style:style style:name="ro10" style:family="table-row">
      <style:table-row-properties style:row-height="12.95mm" fo:break-before="auto" style:use-optimal-row-height="true"/>
    </style:style>
    <style:style style:name="ta2" style:family="table" style:master-page-name="PageStyle_5f_Баг-репорты">
      <style:table-properties table:display="true" style:writing-mode="lr-tb"/>
    </style:style>
    <style:style style:name="ta3" style:family="table" style:master-page-name="PageStyle_5f_Шаблон">
      <style:table-properties table:display="true" style:writing-mode="lr-tb"/>
    </style:style>
    <style:style style:name="ta4" style:family="table" style:master-page-name="PageStyle_5f_Готовые_20_ТС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wrap-option="wrap"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ackground-color="#ff3333" fo:padding="0.71mm"/>
    </style:style>
    <style:style style:name="ce12" style:family="table-cell" style:parent-style-name="Default">
      <style:table-cell-properties fo:background-color="transparent" fo:padding="0.71mm"/>
    </style:style>
    <style:style style:name="ce13" style:family="table-cell" style:parent-style-name="Default">
      <style:table-cell-properties fo:background-color="#ff3333" fo:wrap-option="wrap" fo:padding="0.71mm"/>
      <style:text-properties style:use-window-font-color="true"/>
    </style:style>
    <style:style style:name="ce14" style:family="table-cell" style:parent-style-name="Default">
      <style:table-cell-properties fo:background-color="#ff3333" fo:wrap-option="wrap" fo:padding="0.71mm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Готовые ТС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ummary and Precondit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Ввод числа из калькулятора</text:p>
          </table:table-cell>
          <table:table-cell table:style-name="ce2" office:value-type="string" calcext:value-type="string">
            <text:p>ввести произвольное число с клавиш калькулятора</text:p>
          </table:table-cell>
          <table:table-cell table:number-columns-repeated="2" table:style-name="ce2" office:value-type="string" calcext:value-type="string">
            <text:p>отображается введенное число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Ввод числа с клавиатуры</text:p>
          </table:table-cell>
          <table:table-cell table:style-name="ce2" office:value-type="string" calcext:value-type="string">
            <text:p>ввести произвольное число с клавиатуры</text:p>
          </table:table-cell>
          <table:table-cell table:style-name="ce2" office:value-type="string" calcext:value-type="string">
            <text:p>отображается введенное число</text:p>
          </table:table-cell>
          <table:table-cell table:style-name="ce9" office:value-type="string" calcext:value-type="string">
            <text:p>1. Число не вводится если не установить курсор в поле ввода</text:p>
            <text:p>2. При вводе, числа 0 из поля ввода не исчезает.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Ввод символов с клавиатуры</text:p>
          </table:table-cell>
          <table:table-cell table:style-name="ce2" office:value-type="string" calcext:value-type="string">
            <text:p>ввести произвольные символы</text:p>
          </table:table-cell>
          <table:table-cell table:style-name="ce2" office:value-type="string" calcext:value-type="string">
            <text:p>Символы не вводятся</text:p>
          </table:table-cell>
          <table:table-cell table:style-name="ce9" office:value-type="string" calcext:value-type="string">
            <text:p>Символы вводятся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Очистка экрана</text:p>
          </table:table-cell>
          <table:table-cell table:style-name="ce6" office:value-type="string" calcext:value-type="string">
            <text:p>1. Ввести произвольное число</text:p>
            <text:p>2. Нажать кнопку "С"</text:p>
          </table:table-cell>
          <table:table-cell table:number-columns-repeated="2" table:style-name="ce2" office:value-type="string" calcext:value-type="string">
            <text:p>Введеное число стирается, на экране отображается 0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Изменение знака числа - 1</text:p>
          </table:table-cell>
          <table:table-cell table:style-name="ce7" office:value-type="string" calcext:value-type="string">
            <text:p>1. Ввести произвольное положительное число</text:p>
            <text:p>2. Нажать кнопку "+/-"</text:p>
          </table:table-cell>
          <table:table-cell table:number-columns-repeated="2" table:style-name="ce3" office:value-type="string" calcext:value-type="string">
            <text:p>Знак введенного числа меняется на отрицательный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Изменение знака числа - 2</text:p>
          </table:table-cell>
          <table:table-cell table:style-name="ce7" office:value-type="string" calcext:value-type="string">
            <text:p>1. Ввести произвольное отрицательное число</text:p>
            <text:p>2. Нажать кнопку "+/-"</text:p>
          </table:table-cell>
          <table:table-cell table:number-columns-repeated="2" table:style-name="ce3" office:value-type="string" calcext:value-type="string">
            <text:p>Знак введенного числа меняется на положительный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Изменение знака числа - 3</text:p>
          </table:table-cell>
          <table:table-cell table:style-name="ce7" office:value-type="string" calcext:value-type="string">
            <text:p>1. Ввести число 0</text:p>
            <text:p>2. Нажать кнопку "+/-"</text:p>
          </table:table-cell>
          <table:table-cell table:style-name="ce3" office:value-type="string" calcext:value-type="string">
            <text:p>Введеное число 0 никак не изменяется, у него нет знака</text:p>
          </table:table-cell>
          <table:table-cell table:style-name="ce10" office:value-type="string" calcext:value-type="string">
            <text:p>Калькулятор перестает работать.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 calcext:value-type="string">
            <text:p>Изменение знака числа - 4</text:p>
          </table:table-cell>
          <table:table-cell table:style-name="ce7" office:value-type="string" calcext:value-type="string">
            <text:p>1. Ввести произвольное число (отрицательное или положительное)</text:p>
            <text:p>2. Нажать кнопку "+/-"</text:p>
            <text:p>3. Нажать кнопку "+/-"</text:p>
          </table:table-cell>
          <table:table-cell table:style-name="ce3" office:value-type="string" calcext:value-type="string">
            <text:p>На экране отображается введеное на шаге 1 число, без каких либо изменений</text:p>
          </table:table-cell>
          <table:table-cell table:style-name="ce7" office:value-type="string" calcext:value-type="string">
            <text:p>На экране отображается введенное на шаге 1 число, без каких либо изменений</text:p>
          </table:table-cell>
          <table:table-cell table:style-name="ce3" table:number-columns-repeated="1020"/>
        </table:table-row>
        <table:table-row table:style-name="ro3">
          <table:table-cell table:style-name="ce3" office:value-type="string" calcext:value-type="string">
            <text:p>Вычисление квадратного корня - 1</text:p>
          </table:table-cell>
          <table:table-cell table:style-name="ce7" office:value-type="string" calcext:value-type="string">
            <text:p>1. Ввести целое положительное число</text:p>
            <text:p>2. Нажать кнопку "sqrt"</text:p>
          </table:table-cell>
          <table:table-cell table:style-name="ce3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7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Вычисление квадратного корня - 2</text:p>
          </table:table-cell>
          <table:table-cell table:style-name="ce7" office:value-type="string" calcext:value-type="string">
            <text:p>1. Ввести целое отрицательное число</text:p>
            <text:p>2. Нажать кнопнку "sqrt"</text:p>
          </table:table-cell>
          <table:table-cell table:style-name="ce3" office:value-type="string" calcext:value-type="string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office:value-type="string" calcext:value-type="string">
            <text:p>Сообщение «Недапустимы аргумент функции»</text:p>
            <text:p><text:span text:style-name="T1">Синтаксическая  ошибка</text:span>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Вычисление квадратного корня - 3</text:p>
          </table:table-cell>
          <table:table-cell table:style-name="ce8" office:value-type="string" calcext:value-type="string">
            <text:p>1. Ввести число 0</text:p>
            <text:p>2. Нажать кнопку "sqrt"</text:p>
          </table:table-cell>
          <table:table-cell table:style-name="ce3" office:value-type="string" calcext:value-type="string">
            <text:p>На экран результатов выводится число 0 (sqrt(0) =0 )</text:p>
          </table:table-cell>
          <table:table-cell table:style-name="ce3" office:value-type="string" calcext:value-type="string">
            <text:p>На экран результатов выводится число 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Вычисление квадратного корня - 4</text:p>
          </table:table-cell>
          <table:table-cell table:style-name="ce7" office:value-type="string" calcext:value-type="string">
            <text:p>1. Ввести не целое положительное число</text:p>
            <text:p>2. Нажать кнопку "sqrt"</text:p>
          </table:table-cell>
          <table:table-cell table:style-name="ce3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7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Вычисление квадратного корня - 5</text:p>
          </table:table-cell>
          <table:table-cell table:style-name="ce7" office:value-type="string" calcext:value-type="string">
            <text:p>1. Ввести не целое отрицательное число</text:p>
            <text:p>2. Нажать кнопку "sqrt"</text:p>
          </table:table-cell>
          <table:table-cell table:style-name="ce3" office:value-type="string" calcext:value-type="string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office:value-type="string" calcext:value-type="string">
            <text:p>Сообщение «Недопустимы аргумент функции»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Операции с 100% - 1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/"</text:p>
            <text:p>3. Ввести число "10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должно быть число 1, потому что результат деления числа само на себя всегда 1</text:p>
          </table:table-cell>
          <table:table-cell office:value-type="string" calcext:value-type="string">
            <text:p>на экране число 1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Операции с 100% - 2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+"</text:p>
            <text:p>3. Ввести число "10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должно быть число введенное на шаге 1, умноженное на два. Потому что x+x = 2*x</text:p>
          </table:table-cell>
          <table:table-cell office:value-type="string" calcext:value-type="string">
            <text:p>На экране <text:s/>число введенное на шаге 1, умноженное на два.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Операции с 100% - 3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*"</text:p>
            <text:p>3. Ввести число "10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должен быть квадрат исходного числа, введенного на шаге 1, потому что x*x = x^2</text:p>
          </table:table-cell>
          <table:table-cell table:style-name="ce11" office:value-type="string" calcext:value-type="string">
            <text:p>выводится число (Х*Х)+1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Операции с 100% - 4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-"</text:p>
            <text:p>3. Ввести число "10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должно быть число 0, потому что x-x = 0</text:p>
          </table:table-cell>
          <table:table-cell office:value-type="string" calcext:value-type="string">
            <text:p>На экране число 0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Операции с 0% - 5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/"</text:p>
            <text:p>3. Ввести число "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Сообщение об ошибке, на ноль делить нельзя</text:p>
          </table:table-cell>
          <table:table-cell office:value-type="string" calcext:value-type="string">
            <text:p>Сообщение «Джелить на ноль невозможно»</text:p>
            <text:p><text:span text:style-name="T1">Синтаксическая ошибка</text:span>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Операции с 0% - 6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+"</text:p>
            <text:p>3. Ввести число "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исходное число, потому что x+0 = x</text:p>
          </table:table-cell>
          <table:table-cell office:value-type="string" calcext:value-type="string">
            <text:p>На экране результатов исходное число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Операции с 0% - 7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*"</text:p>
            <text:p>3. Ввести число "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должен быть 0, потому что x*0 = 0 </text:p>
          </table:table-cell>
          <table:table-cell table:style-name="ce11" office:value-type="string" calcext:value-type="string">
            <text:p>На экран результатов выводится число 1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Операции с 0% - 8</text:p>
          </table:table-cell>
          <table:table-cell table:style-name="ce8" office:value-type="string" calcext:value-type="string">
            <text:p>1. Ввести произвольное положительное число</text:p>
            <text:p>2. Нажать клавишу "-"</text:p>
            <text:p>3. Ввести число "100"</text:p>
            <text:p>4. Нажать клавишу "%"</text:p>
            <text:p>5. Нажать клавишу "="</text:p>
          </table:table-cell>
          <table:table-cell table:style-name="ce3" office:value-type="string" calcext:value-type="string">
            <text:p>На экране результатов исходное число, потому что x-0 = x</text:p>
          </table:table-cell>
          <table:table-cell office:value-type="string" calcext:value-type="string">
            <text:p>На экране результатов исходное число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Операция с 1/x — 1</text:p>
          </table:table-cell>
          <table:table-cell office:value-type="string" calcext:value-type="string">
            <text:p>1.Ввести 0 </text:p>
            <text:p>2.Нажать 1/х</text:p>
          </table:table-cell>
          <table:table-cell office:value-type="string" calcext:value-type="string">
            <text:p>Сообщение об ошибке, на ноль делить нельзя</text:p>
          </table:table-cell>
          <table:table-cell table:style-name="ce12" office:value-type="string" calcext:value-type="string">
            <text:p>Сообщение об ошибке, на ноль делить нельзя</text:p>
            <text:p><text:span text:style-name="T1">Синтаксическая ошибка в слове «нуль»</text:span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Операция с 1/x — 2</text:p>
          </table:table-cell>
          <table:table-cell table:style-name="ce5" office:value-type="string" calcext:value-type="string">
            <text:p>1.Ввести произвольное целое положительное число</text:p>
            <text:p>2. Нажать 1/х</text:p>
          </table:table-cell>
          <table:table-cell office:value-type="string" calcext:value-type="string">
            <text:p>На экране результатов должен отобразиться результат вычисления <text:s/>1/х.</text:p>
          </table:table-cell>
          <table:table-cell office:value-type="string" calcext:value-type="string">
            <text:p>Результат 1/х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Операция с 1/x — 3</text:p>
          </table:table-cell>
          <table:table-cell table:style-name="ce5" office:value-type="string" calcext:value-type="string">
            <text:p>1.Ввести произвольное целое отрицательное число</text:p>
            <text:p>2. Нажать 1/х</text:p>
          </table:table-cell>
          <table:table-cell office:value-type="string" calcext:value-type="string">
            <text:p>На экране результатов должен отобразиться результат вычисления <text:s/>1/х, знак ответа остается отрицательным</text:p>
          </table:table-cell>
          <table:table-cell table:style-name="ce5" office:value-type="string" calcext:value-type="string">
            <text:p>Результат 1/х, знак отрицательны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Операция с 1/x — 4</text:p>
          </table:table-cell>
          <table:table-cell office:value-type="string" calcext:value-type="string">
            <text:p>1. Ввести дробное число.</text:p>
            <text:p>2 Нажать 1/х</text:p>
          </table:table-cell>
          <table:table-cell office:value-type="string" calcext:value-type="string">
            <text:p>На экране результатов должен отобразиться результат вычисления <text:s/>1/х.</text:p>
          </table:table-cell>
          <table:table-cell office:value-type="string" calcext:value-type="string">
            <text:p>Результат 1/х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перация +. целые числа</text:p>
          </table:table-cell>
          <table:table-cell office:value-type="string" calcext:value-type="string">
            <text:p>1.Ввести произвольное целое число.</text:p>
            <text:p>2. Нажать "+"</text:p>
            <text:p>3. Вести второе произвольное число</text:p>
            <text:p>4 Нажать "="</text:p>
          </table:table-cell>
          <table:table-cell table:number-columns-repeated="2" office:value-type="string" calcext:value-type="string">
            <text:p>На экран результатов выводится сумма чисел П.1 и П.2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перация +. <text:s/>дробные числа</text:p>
          </table:table-cell>
          <table:table-cell office:value-type="string" calcext:value-type="string">
            <text:p>1.Ввести произвольное дробное число число.</text:p>
            <text:p>2. Нажать "+"</text:p>
            <text:p>3. Вести второе произвольное число</text:p>
            <text:p>4 Нажать "="</text:p>
          </table:table-cell>
          <table:table-cell table:number-columns-repeated="2" office:value-type="string" calcext:value-type="string">
            <text:p>На экран результатов выводится сумма чисел П.1 и П.2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перация -. целые числа</text:p>
          </table:table-cell>
          <table:table-cell office:value-type="string" calcext:value-type="string">
            <text:p>1.Ввести произвольное целое число.</text:p>
            <text:p>2. Нажать "-"</text:p>
            <text:p>3. Вести второе произвольное число</text:p>
            <text:p>4 Нажать "="</text:p>
          </table:table-cell>
          <table:table-cell table:number-columns-repeated="2" office:value-type="string" calcext:value-type="string">
            <text:p>На экран результатов выводится разность чисел П.1 и П.2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перация -. дробные числа</text:p>
          </table:table-cell>
          <table:table-cell office:value-type="string" calcext:value-type="string">
            <text:p>1.Ввести произвольное дробное число.</text:p>
            <text:p>2. Нажать "-"</text:p>
            <text:p>3. Вести второе произвольное число</text:p>
            <text:p>4 Нажать "="</text:p>
          </table:table-cell>
          <table:table-cell office:value-type="string" calcext:value-type="string">
            <text:p>На экран результатов выводится разность чисел П.1 и П.2</text:p>
          </table:table-cell>
          <table:table-cell table:style-name="ce13" office:value-type="string" calcext:value-type="string">
            <text:p>Если разность по модулю меньше 0,9 то ответ выдает с ошибкой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перация *. целые числа</text:p>
          </table:table-cell>
          <table:table-cell office:value-type="string" calcext:value-type="string">
            <text:p>1.Ввести произвольное целое число.</text:p>
            <text:p>2. Нажать "*"</text:p>
            <text:p>3. Вести второе произвольное число</text:p>
            <text:p>4 Нажать "="</text:p>
          </table:table-cell>
          <table:table-cell office:value-type="string" calcext:value-type="string">
            <text:p>На экран результатов выводится произведения чисел П.1 и П.2</text:p>
          </table:table-cell>
          <table:table-cell table:style-name="ce11" office:value-type="string" calcext:value-type="string">
            <text:p>выводится число (П.1*П2)+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Операция *.дробные числа</text:p>
          </table:table-cell>
          <table:table-cell office:value-type="string" calcext:value-type="string">
            <text:p>1.Ввести произвольное дробное число число.</text:p>
            <text:p>2. Нажать "*"</text:p>
            <text:p>3. Вести второе произвольное число</text:p>
            <text:p>4 Нажать "="</text:p>
          </table:table-cell>
          <table:table-cell office:value-type="string" calcext:value-type="string">
            <text:p>На экран результатов выводится произведения чисел П.1 и П.2</text:p>
          </table:table-cell>
          <table:table-cell table:style-name="ce14" office:value-type="string" calcext:value-type="string">
            <text:p>выводится число (П.1*П2)+1 и в какой то момент начитает выдавать результат с ошибкой порядка 10^-15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Операция /. целые числа</text:p>
          </table:table-cell>
          <table:table-cell office:value-type="string" calcext:value-type="string">
            <text:p>1.Ввести произвольное целое число.</text:p>
            <text:p>2. Нажать "/"</text:p>
            <text:p>3. Вести второе произвольное число</text:p>
            <text:p>4 Нажать "="</text:p>
          </table:table-cell>
          <table:table-cell table:number-columns-repeated="2" office:value-type="string" calcext:value-type="string">
            <text:p>На экран результатов выводится частное чисел П.1 и П.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Операция /. дробные числа</text:p>
          </table:table-cell>
          <table:table-cell office:value-type="string" calcext:value-type="string">
            <text:p>1.Ввести произвольное дробное число.</text:p>
            <text:p>2. Нажать "/"</text:p>
            <text:p>3. Вести второе произвольное число</text:p>
            <text:p>4 Нажать "="</text:p>
          </table:table-cell>
          <table:table-cell office:value-type="string" calcext:value-type="string">
            <text:p>На экран результатов выводится частное чисел П.1 и П.2</text:p>
          </table:table-cell>
          <table:table-cell table:style-name="ce14" office:value-type="string" calcext:value-type="string">
            <text:p>в какой то момент начитает выдавать результат с ошибкой порядка 10^-15</text:p>
          </table:table-cell>
          <table:table-cell table:number-columns-repeated="1020"/>
        </table:table-row>
        <table:table-row table:style-name="ro10">
          <table:table-cell table:style-name="ce5" office:value-type="string" calcext:value-type="string">
            <text:p>Ввод числа длиннее чем количество символов вмещающихся в строку ввода</text:p>
          </table:table-cell>
          <table:table-cell office:value-type="string" calcext:value-type="string">
            <text:p>1.Вводим произвольное число более чем 40 цифр </text:p>
          </table:table-cell>
          <table:table-cell office:value-type="string" calcext:value-type="string">
            <text:p>появляется полоса прокрутки или окно ввода увеличивается и цифры переходят во второй ряд.</text:p>
          </table:table-cell>
          <table:table-cell table:style-name="ce11" office:value-type="string" calcext:value-type="string">
            <text:p>Цифры уходят за экран ввода и Калькулятор разваливается.</text:p>
          </table:table-cell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Баг-репорты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Шаблон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style:font-name-asian="Microsoft YaHei" style:font-family-asian="'Microsoft YaHei'" style:font-family-generic-asian="system" style:font-pitch-asian="variable" style:font-name-complex="Calibri" style:font-family-complex="Calibri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14:22:59.76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Готовые_20_ТС" style:display-name="PageStyle_Готовые Т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ы" style:display-name="PageStyle_Баг-репорт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Шаблон" style:display-name="PageStyle_Шаблон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.Fedotenko</meta:initial-creator>
    <meta:creation-date>2013-12-13T11:07:41</meta:creation-date>
    <dc:date>2016-09-25T14:24:31.357000000</dc:date>
    <meta:editing-duration>PT57M17S</meta:editing-duration>
    <meta:editing-cycles>9</meta:editing-cycles>
    <meta:generator>LibreOffice/5.2.0.4$Windows_X86_64 LibreOffice_project/066b007f5ebcc236395c7d282ba488bca6720265</meta:generator>
    <meta:document-statistic meta:table-count="3" meta:cell-count="141" meta:object-count="0"/>
  </office:meta>
</office:document-meta>
</file>